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A00000001A48C2B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ans" svg:font-family="LiberationSan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a7c36"/>
    </style:style>
    <style:style style:name="P3" style:family="paragraph" style:parent-style-name="Standard">
      <style:paragraph-properties fo:line-height="100%"/>
      <style:text-properties officeooo:paragraph-rsid="001e6320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0fb753"/>
    </style:style>
    <style:style style:name="P6" style:family="paragraph" style:parent-style-name="Standard">
      <style:paragraph-properties fo:line-height="100%"/>
      <style:text-properties fo:color="#999999" style:font-name="Calibri" fo:font-size="10pt" officeooo:rsid="00030f94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line-height="100%"/>
      <style:text-properties fo:color="#444444" style:font-name="Calibri" fo:font-size="12pt" fo:font-weight="normal" officeooo:rsid="00100e2c" officeooo:paragraph-rsid="00100e2c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line-height="100%"/>
      <style:text-properties fo:color="#444444" style:font-name="Calibri" fo:font-size="12pt" fo:font-weight="bold" officeooo:rsid="000e155f" officeooo:paragraph-rsid="000fb753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line-height="100%"/>
      <style:text-properties officeooo:rsid="0023e09c" officeooo:paragraph-rsid="0023e09c"/>
    </style:style>
    <style:style style:name="P10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</style:style>
    <style:style style:name="P11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0fb753"/>
    </style:style>
    <style:style style:name="P12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91ef2"/>
    </style:style>
    <style:style style:name="P13" style:family="paragraph" style:parent-style-name="Standard">
      <style:paragraph-properties fo:margin-left="1.1252in" fo:margin-right="0in" fo:line-height="100%" fo:text-indent="-1.1252in" style:auto-text-indent="false"/>
      <style:text-properties fo:font-weight="normal" officeooo:rsid="000e155f" officeooo:paragraph-rsid="00100e2c" style:font-weight-asian="normal" style:font-weight-complex="normal"/>
    </style:style>
    <style:style style:name="P14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15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0e155f" officeooo:paragraph-rsid="0014f065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0e155f" officeooo:paragraph-rsid="000fb753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079b9d" officeooo:paragraph-rsid="00100e2c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291ef2" officeooo:paragraph-rsid="00291ef2" style:font-name-asian="Calibri" style:font-size-asian="12pt" style:font-weight-asian="bold" style:font-name-complex="Calibri" style:font-size-complex="12pt" style:font-weight-complex="bold"/>
    </style:style>
    <style:style style:name="P19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normal" officeooo:rsid="00291ef2" officeooo:paragraph-rsid="00291ef2" style:font-name-asian="Calibri" style:font-size-asian="12pt" style:font-weight-asian="normal" style:font-name-complex="Calibri" style:font-size-complex="12pt" style:font-weight-complex="normal"/>
    </style:style>
    <style:style style:name="P20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normal" officeooo:rsid="00163239" officeooo:paragraph-rsid="00163239" style:font-name-asian="Calibri" style:font-size-asian="12pt" style:font-weight-asian="normal" style:font-name-complex="Calibri" style:font-size-complex="12pt" style:font-weight-complex="normal"/>
    </style:style>
    <style:style style:name="P21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normal" officeooo:paragraph-rsid="00307eb6" style:font-name-asian="Calibri" style:font-size-asian="12pt" style:font-weight-asian="normal" style:font-name-complex="Calibri" style:font-size-complex="12pt" style:font-weight-complex="normal"/>
    </style:style>
    <style:style style:name="P22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bold" officeooo:rsid="0004eefd" officeooo:paragraph-rsid="00291ef2" style:font-name-asian="Calibri" style:font-size-asian="12pt" style:font-weight-asian="bold" style:font-name-complex="Calibri" style:font-size-complex="12pt" style:font-weight-complex="bold"/>
    </style:style>
    <style:style style:name="P23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officeooo:paragraph-rsid="0013f378"/>
    </style:style>
    <style:style style:name="P24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25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officeooo:paragraph-rsid="0004eefd" style:font-name-asian="Calibri" style:font-size-asian="12pt" style:font-name-complex="Calibri" style:font-size-complex="12pt"/>
    </style:style>
    <style:style style:name="P26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officeooo:paragraph-rsid="000c17cc" style:font-name-asian="Calibri" style:font-size-asian="12pt" style:font-name-complex="Calibri" style:font-size-complex="12pt"/>
    </style:style>
    <style:style style:name="P27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officeooo:rsid="000b984e" officeooo:paragraph-rsid="000b984e" style:font-name-asian="Calibri" style:font-size-asian="12pt" style:font-name-complex="Calibri" style:font-size-complex="12pt"/>
    </style:style>
    <style:style style:name="P28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officeooo:rsid="00079b9d" officeooo:paragraph-rsid="00079b9d" style:font-name-asian="Calibri" style:font-size-asian="12pt" style:font-name-complex="Calibri" style:font-size-complex="12pt"/>
    </style:style>
    <style:style style:name="P29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fo:font-weight="bold" officeooo:rsid="0004eefd" officeooo:paragraph-rsid="0004eefd" style:font-name-asian="Calibri" style:font-size-asian="12pt" style:font-weight-asian="bold" style:font-name-complex="Calibri" style:font-size-complex="12pt" style:font-weight-complex="bold"/>
    </style:style>
    <style:style style:name="P30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officeooo:rsid="0011f7b7" officeooo:paragraph-rsid="0011f7b7"/>
    </style:style>
    <style:style style:name="P31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officeooo:rsid="0011f7b7" officeooo:paragraph-rsid="0013f378"/>
    </style:style>
    <style:style style:name="P32" style:family="paragraph" style:parent-style-name="Standard">
      <style:paragraph-properties fo:margin-left="1.1252in" fo:margin-right="0in" fo:line-height="100%" fo:text-indent="0in" style:auto-text-indent="false"/>
      <style:text-properties officeooo:paragraph-rsid="0013f378"/>
    </style:style>
    <style:style style:name="P33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4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officeooo:rsid="0004eefd" officeooo:paragraph-rsid="0004eefd" style:font-name-asian="Calibri" style:font-size-asian="12pt" style:font-weight-asian="bold" style:font-name-complex="Calibri" style:font-size-complex="12pt" style:font-weight-complex="bold"/>
    </style:style>
    <style:style style:name="P35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officeooo:rsid="0011f7b7" officeooo:paragraph-rsid="0011f7b7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officeooo:rsid="0004eefd" officeooo:paragraph-rsid="0004eefd" style:font-name-asian="Calibri" style:font-size-asian="12pt" style:font-name-complex="Calibri" style:font-size-complex="12pt"/>
    </style:style>
    <style:style style:name="P37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officeooo:paragraph-rsid="0004eefd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officeooo:paragraph-rsid="0011f7b7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officeooo:paragraph-rsid="0013f378" style:font-name-asian="Calibri" style:font-size-asian="12pt" style:font-name-complex="Calibri" style:font-size-complex="12pt"/>
    </style:style>
    <style:style style:name="P40" style:family="paragraph" style:parent-style-name="Standard">
      <style:paragraph-properties fo:margin-left="1.1252in" fo:margin-right="0in" fo:line-height="100%" fo:text-indent="0in" style:auto-text-indent="false"/>
      <style:text-properties officeooo:rsid="0004eefd" officeooo:paragraph-rsid="0004eefd"/>
    </style:style>
    <style:style style:name="P41" style:family="paragraph" style:parent-style-name="Standard">
      <style:paragraph-properties fo:margin-left="1.1252in" fo:margin-right="0in" fo:line-height="100%" fo:text-indent="0in" style:auto-text-indent="false"/>
      <style:text-properties fo:font-variant="normal" fo:text-transform="none" fo:color="#444444" style:font-name="Calibri" fo:font-size="12pt" fo:letter-spacing="normal" fo:font-style="normal" fo:font-weight="normal" officeooo:paragraph-rsid="0013f378" style:font-name-asian="Calibri" style:font-size-asian="12pt" style:font-name-complex="Calibri" style:font-size-complex="12pt"/>
    </style:style>
    <style:style style:name="P42" style:family="paragraph" style:parent-style-name="Standard">
      <style:paragraph-properties fo:margin-left="1.1252in" fo:margin-right="0in" fo:line-height="100%" fo:text-indent="0in" style:auto-text-indent="false"/>
      <style:text-properties fo:font-variant="normal" fo:text-transform="none" fo:color="#444444" style:font-name="Calibri" fo:font-size="12pt" fo:letter-spacing="normal" fo:font-style="normal" fo:font-weight="normal" officeooo:rsid="0013f378" officeooo:paragraph-rsid="0013f378" style:font-name-asian="Calibri" style:font-size-asian="12pt" style:font-name-complex="Calibri" style:font-size-complex="12pt"/>
    </style:style>
    <style:style style:name="P43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officeooo:paragraph-rsid="0006291a"/>
    </style:style>
    <style:style style:name="P44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  <style:text-properties fo:color="#666666" style:font-name="Calibri" fo:font-size="12pt" officeooo:paragraph-rsid="000fb753" style:font-name-asian="Calibri" style:font-size-asian="12pt" style:font-name-complex="Calibri" style:font-size-complex="12pt"/>
    </style:style>
    <style:style style:name="P45" style:family="paragraph" style:parent-style-name="Standard">
      <style:paragraph-properties fo:margin-left="0in" fo:margin-right="0in" fo:margin-top="0in" fo:margin-bottom="0.139in" style:contextual-spacing="false" fo:line-height="100%" fo:text-indent="0in" style:auto-text-indent="false"/>
      <style:text-properties officeooo:paragraph-rsid="0013f378"/>
    </style:style>
    <style:style style:name="P46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  <style:text-properties fo:font-size="28pt" style:font-size-asian="28pt" style:font-size-complex="28pt"/>
    </style:style>
    <style:style style:name="P47" style:family="paragraph" style:parent-style-name="Standard" style:list-style-name="L2">
      <style:paragraph-properties fo:line-height="100%"/>
      <style:text-properties fo:font-weight="normal" officeooo:rsid="000e155f" officeooo:paragraph-rsid="00199807" style:font-weight-asian="normal" style:font-weight-complex="normal"/>
    </style:style>
    <style:style style:name="P48" style:family="paragraph" style:parent-style-name="Standard" style:list-style-name="L7">
      <style:paragraph-properties fo:line-height="100%"/>
      <style:text-properties fo:font-weight="normal" officeooo:rsid="00199807" officeooo:paragraph-rsid="001a67e3" style:font-weight-asian="normal" style:font-weight-complex="normal"/>
    </style:style>
    <style:style style:name="P49" style:family="paragraph" style:parent-style-name="Standard" style:list-style-name="L2">
      <style:paragraph-properties fo:line-height="100%"/>
      <style:text-properties fo:color="#444444" style:font-name="Calibri" fo:font-size="12pt" fo:font-weight="normal" officeooo:rsid="000e155f" officeooo:paragraph-rsid="000fb753" style:font-name-asian="Calibri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3">
      <style:paragraph-properties fo:line-height="100%"/>
      <style:text-properties fo:color="#444444" style:font-name="Calibri" fo:font-size="12pt" fo:font-weight="normal" officeooo:rsid="000e155f" officeooo:paragraph-rsid="000fb753" style:font-name-asian="Calibri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4">
      <style:paragraph-properties fo:line-height="100%"/>
      <style:text-properties fo:color="#444444" style:font-name="Calibri" fo:font-size="12pt" fo:font-weight="normal" officeooo:rsid="000e155f" officeooo:paragraph-rsid="000fb753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list-style-name="L2">
      <style:paragraph-properties fo:line-height="100%"/>
      <style:text-properties fo:color="#444444" style:font-name="Calibri" fo:font-size="12pt" fo:font-weight="normal" officeooo:rsid="0013f378" officeooo:paragraph-rsid="0013f378" style:font-name-asian="Calibri" style:font-size-asian="12pt" style:font-weight-asian="normal" style:font-name-complex="Calibri" style:font-size-complex="12pt" style:font-weight-complex="normal"/>
    </style:style>
    <style:style style:name="P53" style:family="paragraph" style:parent-style-name="Standard" style:list-style-name="L3">
      <style:paragraph-properties fo:line-height="100%"/>
      <style:text-properties fo:color="#444444" style:font-name="Calibri" fo:font-size="12pt" fo:font-weight="normal" officeooo:rsid="0013f378" officeooo:paragraph-rsid="0013f378" style:font-name-asian="Calibri" style:font-size-asian="12pt" style:font-weight-asian="normal" style:font-name-complex="Calibri" style:font-size-complex="12pt" style:font-weight-complex="normal"/>
    </style:style>
    <style:style style:name="P54" style:family="paragraph" style:parent-style-name="Standard" style:list-style-name="L4">
      <style:paragraph-properties fo:line-height="100%"/>
      <style:text-properties fo:color="#444444" style:font-name="Calibri" fo:font-size="12pt" fo:font-weight="normal" officeooo:rsid="00079b9d" officeooo:paragraph-rsid="000fb753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Standard" style:list-style-name="L5">
      <style:paragraph-properties fo:line-height="100%"/>
      <style:text-properties fo:color="#444444" style:font-name="Calibri" fo:font-size="12pt" fo:font-weight="normal" officeooo:rsid="00100e2c" officeooo:paragraph-rsid="00100e2c" style:font-name-asian="Calibri" style:font-size-asian="12pt" style:font-weight-asian="normal" style:font-name-complex="Calibri" style:font-size-complex="12pt" style:font-weight-complex="normal"/>
    </style:style>
    <style:style style:name="P56" style:family="paragraph" style:parent-style-name="Standard" style:list-style-name="L6">
      <style:paragraph-properties fo:line-height="100%"/>
      <style:text-properties fo:color="#3d85c6" style:font-name="Calibri" fo:font-size="12pt" fo:font-weight="normal" officeooo:rsid="0014b4fa" officeooo:paragraph-rsid="00307eb6" style:font-name-asian="Calibri" style:font-size-asian="12pt" style:font-weight-asian="normal" style:font-name-complex="Calibri" style:font-size-complex="12pt" style:font-weight-complex="normal"/>
    </style:style>
    <style:style style:name="P57" style:family="paragraph" style:parent-style-name="Standard" style:list-style-name="L1">
      <style:paragraph-properties fo:margin-top="0in" fo:margin-bottom="0.139in" style:contextual-spacing="false" fo:line-height="100%"/>
      <style:text-properties fo:font-variant="normal" fo:text-transform="none" fo:color="#444444" style:font-name="Calibri" fo:font-size="12pt" fo:letter-spacing="normal" fo:font-style="normal" fo:font-weight="normal" officeooo:rsid="0011f7b7" officeooo:paragraph-rsid="0011f7b7" style:font-name-asian="Calibri" style:font-size-asian="12pt" style:font-weight-asian="normal" style:font-name-complex="Calibri" style:font-size-complex="12pt" style:font-weight-complex="normal"/>
    </style:style>
    <style:style style:name="P58" style:family="paragraph" style:parent-style-name="Standard" style:list-style-name="L1">
      <style:paragraph-properties fo:margin-top="0in" fo:margin-bottom="0.139in" style:contextual-spacing="false" fo:line-height="100%"/>
      <style:text-properties fo:color="#444444" style:font-name="Calibri" fo:font-size="12pt" fo:font-weight="normal" officeooo:rsid="0011f7b7" officeooo:paragraph-rsid="0013f378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normal" officeooo:rsid="0014b4fa" officeooo:paragraph-rsid="00307eb6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14b4fa" officeooo:paragraph-rsid="00307eb6" style:font-name-asian="Calibri" style:font-size-asian="12pt" style:font-weight-asian="bold" style:font-name-complex="Calibri" style:font-size-complex="12pt" style:font-weight-complex="bold"/>
    </style:style>
    <style:style style:name="P61" style:family="paragraph" style:parent-style-name="Heading_20_4">
      <style:paragraph-properties fo:margin-left="0in" fo:margin-right="0in" fo:margin-top="0in" fo:margin-bottom="0.139in" style:contextual-spacing="false" fo:line-height="100%" fo:text-indent="0in" style:auto-text-indent="false"/>
      <style:text-properties officeooo:paragraph-rsid="0011f577"/>
    </style:style>
    <style:style style:name="P62" style:family="paragraph" style:parent-style-name="Text_20_body" style:list-style-name="L7">
      <style:paragraph-properties fo:line-height="100%"/>
      <style:text-properties fo:color="#000000" style:font-name="LiberationSans" fo:font-size="11pt" fo:font-weight="normal" officeooo:rsid="00199807" officeooo:paragraph-rsid="001a67e3" style:font-weight-asian="normal" style:font-weight-complex="normal"/>
    </style:style>
    <style:style style:name="T1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2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style:font-name="Calibri" fo:font-size="12pt" fo:font-weight="bold" officeooo:rsid="0004eef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style:font-name="Calibri" fo:font-size="12pt" fo:font-weight="bold" officeooo:rsid="000e155f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style:font-name="Calibri" fo:font-size="12pt" fo:font-weight="bold" officeooo:rsid="00079b9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444444" style:font-name="Calibri" fo:font-size="12pt" fo:font-weight="bold" officeooo:rsid="00100e2c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444444" style:font-name="Calibri" fo:font-size="12pt" fo:font-weight="bold" officeooo:rsid="0011f577" style:font-name-asian="Calibri" style:font-size-asian="12pt" style:font-weight-asian="bold" style:font-name-complex="Calibri" style:font-size-complex="12pt" style:font-weight-complex="bold"/>
    </style:style>
    <style:style style:name="T8" style:family="text">
      <style:text-properties fo:color="#444444" style:font-name="Calibri" fo:font-size="12pt" fo:font-weight="bold" officeooo:rsid="000b984e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444444" style:font-name="Calibri" fo:font-size="12pt" fo:font-weight="bold" officeooo:rsid="0011f7b7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444444" style:font-name="Calibri" fo:font-size="12pt" fo:font-weight="bold" officeooo:rsid="0013f378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fo:color="#444444" style:font-name="Calibri" fo:font-size="12pt" fo:font-weight="bold" officeooo:rsid="00291ef2" style:font-name-asian="Calibri" style:font-size-asian="12pt" style:font-weight-asian="bold" style:font-name-complex="Calibri" style:font-size-complex="12pt" style:font-weight-complex="bold"/>
    </style:style>
    <style:style style:name="T12" style:family="text">
      <style:text-properties fo:color="#444444" style:font-name="Calibri" fo:font-size="12pt" fo:font-weight="bold" officeooo:rsid="003098f5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444444" style:font-name="Calibri" fo:font-size="12pt" fo:font-weight="bold" officeooo:rsid="0031cd8f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15" style:family="text">
      <style:text-properties fo:color="#444444" style:font-name="Calibri" fo:font-size="12pt" officeooo:rsid="0006291a" style:font-name-asian="Calibri" style:font-size-asian="12pt" style:font-name-complex="Calibri" style:font-size-complex="12pt"/>
    </style:style>
    <style:style style:name="T16" style:family="text">
      <style:text-properties fo:color="#444444" style:font-name="Calibri" fo:font-size="12pt" officeooo:rsid="00079b9d" style:font-name-asian="Calibri" style:font-size-asian="12pt" style:font-name-complex="Calibri" style:font-size-complex="12pt"/>
    </style:style>
    <style:style style:name="T17" style:family="text">
      <style:text-properties fo:color="#444444" style:font-name="Calibri" fo:font-size="12pt" officeooo:rsid="00199807" style:font-name-asian="Calibri" style:font-size-asian="12pt" style:font-name-complex="Calibri" style:font-size-complex="12pt"/>
    </style:style>
    <style:style style:name="T18" style:family="text">
      <style:text-properties fo:color="#444444" style:font-name="Calibri" fo:font-size="12pt" officeooo:rsid="000c17cc" style:font-name-asian="Calibri" style:font-size-asian="12pt" style:font-name-complex="Calibri" style:font-size-complex="12pt"/>
    </style:style>
    <style:style style:name="T19" style:family="text">
      <style:text-properties fo:color="#444444" style:font-name="Calibri" fo:font-size="12pt" officeooo:rsid="001a67e3" style:font-name-asian="Calibri" style:font-size-asian="12pt" style:font-name-complex="Calibri" style:font-size-complex="12pt"/>
    </style:style>
    <style:style style:name="T20" style:family="text">
      <style:text-properties fo:color="#444444" style:font-name="Calibri" fo:font-size="12pt" fo:font-weight="normal" officeooo:rsid="0011f7b7" style:font-name-asian="Calibri" style:font-size-asian="12pt" style:font-weight-asian="normal" style:font-name-complex="Calibri" style:font-size-complex="12pt" style:font-weight-complex="normal"/>
    </style:style>
    <style:style style:name="T21" style:family="text">
      <style:text-properties fo:color="#444444" style:font-name="Calibri" fo:font-size="12pt" fo:font-weight="normal" officeooo:rsid="00079b9d" style:font-name-asian="Calibri" style:font-size-asian="12pt" style:font-weight-asian="normal" style:font-name-complex="Calibri" style:font-size-complex="12pt" style:font-weight-complex="normal"/>
    </style:style>
    <style:style style:name="T22" style:family="text">
      <style:text-properties fo:color="#444444" style:font-name="Calibri" fo:font-size="12pt" fo:font-weight="normal" officeooo:rsid="00291ef2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444444" style:font-name="Calibri" fo:font-size="12pt" fo:font-weight="normal" officeooo:rsid="002a165e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444444" style:font-name="Calibri" fo:font-size="12pt" fo:font-weight="normal" officeooo:rsid="002bc48c" style:font-name-asian="Calibri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444444" style:font-name="Calibri" fo:font-size="12pt" fo:font-weight="normal" officeooo:rsid="002dacd4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444444" style:font-name="Calibri" fo:font-size="12pt" fo:font-weight="normal" officeooo:rsid="002fd63c" style:font-name-asian="Calibri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444444" style:font-name="Calibri" officeooo:rsid="00030f94" style:font-name-asian="Calibri" style:font-name-complex="Calibri"/>
    </style:style>
    <style:style style:name="T28" style:family="text">
      <style:text-properties fo:color="#444444" officeooo:rsid="0014b4fa"/>
    </style:style>
    <style:style style:name="T29" style:family="text">
      <style:text-properties fo:color="#444444" officeooo:rsid="00161d07"/>
    </style:style>
    <style:style style:name="T30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31" style:family="text">
      <style:text-properties fo:color="#3d85c6" style:font-name="Calibri" fo:font-size="12pt" fo:font-weight="bold" officeooo:rsid="0004eefd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3d85c6" style:font-name="Calibri" fo:font-weight="bold" officeooo:rsid="00030f94" style:font-name-asian="Calibri" style:font-weight-asian="bold" style:font-name-complex="Calibri" style:font-weight-complex="bold"/>
    </style:style>
    <style:style style:name="T33" style:family="text">
      <style:text-properties fo:font-size="10pt" style:font-size-asian="8.75pt" style:font-size-complex="10pt"/>
    </style:style>
    <style:style style:name="T34" style:family="text">
      <style:text-properties fo:font-size="10pt" officeooo:rsid="000b984e" style:font-size-asian="8.75pt" style:font-size-complex="10pt"/>
    </style:style>
    <style:style style:name="T35" style:family="text">
      <style:text-properties fo:font-size="10pt" fo:font-weight="normal" officeooo:rsid="0004eefd" style:font-size-asian="10pt" style:font-weight-asian="normal" style:font-size-complex="10pt" style:font-weight-complex="normal"/>
    </style:style>
    <style:style style:name="T36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37" style:family="text">
      <style:text-properties fo:color="#999999" style:font-name="Calibri" fo:font-size="10pt" officeooo:rsid="00030f94" style:font-name-asian="Calibri" style:font-size-asian="10pt" style:font-name-complex="Calibri" style:font-size-complex="10pt"/>
    </style:style>
    <style:style style:name="T38" style:family="text">
      <style:text-properties fo:color="#999999" style:font-name="Calibri" fo:font-size="10pt" officeooo:rsid="0004eefd" style:font-name-asian="Calibri" style:font-size-asian="10pt" style:font-name-complex="Calibri" style:font-size-complex="10pt"/>
    </style:style>
    <style:style style:name="T39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40" style:family="text">
      <style:text-properties fo:color="#999999" style:font-name="Calibri" fo:font-size="10pt" fo:font-weight="normal" officeooo:rsid="001e6320" style:font-name-asian="Calibri" style:font-size-asian="10pt" style:font-weight-asian="normal" style:font-name-complex="Calibri" style:font-size-complex="10pt" style:font-weight-complex="normal"/>
    </style:style>
    <style:style style:name="T41" style:family="text">
      <style:text-properties fo:color="#999999" style:font-name="Calibri" fo:font-size="10pt" fo:font-weight="normal" officeooo:rsid="0023e09c" style:font-name-asian="Calibri" style:font-size-asian="10pt" style:font-weight-asian="normal" style:font-name-complex="Calibri" style:font-size-complex="10pt" style:font-weight-complex="normal"/>
    </style:style>
    <style:style style:name="T42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43" style:family="text">
      <style:text-properties fo:color="#6fa8dc" style:font-name="Calibri" fo:font-size="10pt" fo:font-weight="bold" officeooo:rsid="000a7c36" style:font-name-asian="Calibri" style:font-size-asian="10pt" style:font-weight-asian="bold" style:font-name-complex="Calibri" style:font-size-complex="10pt" style:font-weight-complex="bold"/>
    </style:style>
    <style:style style:name="T44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5" style:family="text">
      <style:text-properties fo:color="#666666" style:font-name="Calibri" fo:font-size="10pt" fo:font-weight="bold" officeooo:rsid="000a7c36" style:font-name-asian="Calibri" style:font-size-asian="10pt" style:font-weight-asian="bold" style:font-name-complex="Calibri" style:font-size-complex="10pt" style:font-weight-complex="bold"/>
    </style:style>
    <style:style style:name="T46" style:family="text">
      <style:text-properties fo:color="#666666" style:font-name="Calibri" fo:font-size="10pt" fo:font-weight="bold" officeooo:rsid="0023e09c" style:font-name-asian="Calibri" style:font-size-asian="10pt" style:font-weight-asian="bold" style:font-name-complex="Calibri" style:font-size-complex="10pt" style:font-weight-complex="bold"/>
    </style:style>
    <style:style style:name="T47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48" style:family="text">
      <style:text-properties fo:color="#666666" style:font-name="Calibri" fo:font-size="12pt" officeooo:rsid="0006291a" style:font-name-asian="Calibri" style:font-size-asian="12pt" style:font-name-complex="Calibri" style:font-size-complex="12pt"/>
    </style:style>
    <style:style style:name="T49" style:family="text">
      <style:text-properties fo:color="#666666" style:font-name="Calibri" fo:font-size="12pt" officeooo:rsid="0021bfd3" style:font-name-asian="Calibri" style:font-size-asian="12pt" style:font-name-complex="Calibri" style:font-size-complex="12pt"/>
    </style:style>
    <style:style style:name="T50" style:family="text">
      <style:text-properties officeooo:rsid="0004eefd"/>
    </style:style>
    <style:style style:name="T51" style:family="text">
      <style:text-properties fo:font-weight="normal" officeooo:rsid="0004eefd" style:font-weight-asian="normal" style:font-weight-complex="normal"/>
    </style:style>
    <style:style style:name="T52" style:family="text">
      <style:text-properties fo:font-weight="normal" officeooo:rsid="000c17cc" style:font-weight-asian="normal" style:font-weight-complex="normal"/>
    </style:style>
    <style:style style:name="T53" style:family="text">
      <style:text-properties fo:font-weight="normal" officeooo:rsid="0024074b" style:font-weight-asian="normal" style:font-weight-complex="normal"/>
    </style:style>
    <style:style style:name="T54" style:family="text">
      <style:text-properties fo:font-variant="normal" fo:text-transform="none" fo:color="#444444" style:font-name="Calibri" fo:font-size="12pt" fo:letter-spacing="normal" fo:font-style="normal" fo:font-weight="bold" officeooo:rsid="0011f577" style:font-name-asian="Calibri" style:font-size-asian="12pt" style:font-weight-asian="bold" style:font-name-complex="Calibri" style:font-size-complex="12pt" style:font-weight-complex="bold"/>
    </style:style>
    <style:style style:name="T55" style:family="text">
      <style:text-properties fo:font-variant="normal" fo:text-transform="none" fo:color="#444444" style:font-name="Calibri" fo:font-size="12pt" fo:letter-spacing="normal" fo:font-style="normal" fo:font-weight="normal" style:font-name-asian="Calibri" style:font-size-asian="12pt" style:font-name-complex="Calibri" style:font-size-complex="12pt"/>
    </style:style>
    <style:style style:name="T56" style:family="text">
      <style:text-properties fo:font-variant="normal" fo:text-transform="none" fo:color="#444444" style:font-name="Calibri" fo:font-size="12pt" fo:letter-spacing="normal" fo:font-style="normal" fo:font-weight="normal" officeooo:rsid="0013f378" style:font-name-asian="Calibri" style:font-size-asian="12pt" style:font-name-complex="Calibri" style:font-size-complex="12pt"/>
    </style:style>
    <style:style style:name="T57" style:family="text">
      <style:text-properties fo:font-variant="normal" fo:text-transform="none" fo:color="#444444" style:font-name="Calibri" fo:font-size="12pt" fo:letter-spacing="normal" fo:font-style="normal" fo:font-weight="normal" officeooo:rsid="0025b9a6" style:font-name-asian="Calibri" style:font-size-asian="12pt" style:font-name-complex="Calibri" style:font-size-complex="12pt"/>
    </style:style>
    <style:style style:name="T58" style:family="text">
      <style:text-properties officeooo:rsid="0024074b"/>
    </style:style>
    <style:style style:name="T59" style:family="text">
      <style:text-properties officeooo:rsid="0025b9a6"/>
    </style:style>
    <style:style style:name="T60" style:family="text">
      <style:text-properties officeooo:rsid="002df027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27">Aldo</text:span><text:span text:style-name="T1"> </text:span><text:span text:style-name="T32">Borrero González</text:span></text:p>
      <text:p text:style-name="P1"><text:span text:style-name="T37">José Ruíz de Azorín, Portal 2, 3-A</text:span><text:span text:style-name="T42"> • </text:span><text:span text:style-name="T36">A</text:span><text:span text:style-name="T37">lcalá de Hen</text:span><text:span text:style-name="T38">a</text:span><text:span text:style-name="T37">res</text:span><text:span text:style-name="T36">, </text:span><text:span text:style-name="T37">Madrid</text:span><text:span text:style-name="T42"> </text:span></text:p>
      <text:p text:style-name="P2"><text:span text:style-name="T46">PHONE</text:span><text:span text:style-name="T42"> </text:span><text:span text:style-name="T37">6444-222-30 </text:span><text:span text:style-name="T42">•</text:span><text:span text:style-name="T36"> </text:span><text:span text:style-name="T44">E-MAIL</text:span><text:span text:style-name="T36"> </text:span><text:a xlink:type="simple" xlink:href="mailto:aldo@aldoborrero.com"><text:span text:style-name="T37">aldo@aldoborrero.com</text:span></text:a></text:p>
      <text:p text:style-name="P3"><text:span text:style-name="T45">WEB </text:span><text:span text:style-name="T40">http://aldoborrero.com</text:span><text:span text:style-name="T45"> </text:span><text:span text:style-name="T43">• </text:span><text:span text:style-name="T46">GOOGLE+</text:span><text:span text:style-name="T45"> <text:s/></text:span><text:span text:style-name="T41">http://plus.google.com/+AldoBorrero</text:span></text:p>
      <text:p text:style-name="P9"><text:span text:style-name="T45">WEB</text:span><text:span text:style-name="T44">2 </text:span><text:a xlink:type="simple" xlink:href="http://viewsforandroid.com/"><text:span text:style-name="T40">http://</text:span></text:a><text:a xlink:type="simple" xlink:href="http://viewsforandroid.com/"><text:span text:style-name="T39">viewsforandroid.com</text:span></text:a><text:span text:style-name="T40"> </text:span><text:span text:style-name="T43">• <text:s/></text:span><text:span text:style-name="T44">GITHUB </text:span><text:span text:style-name="T39">http://github.com/ViewsForAndroid</text:span></text:p>
      <text:p text:style-name="P6"/>
      <text:p text:style-name="P1"><draw:frame draw:style-name="fr1" draw:name="Image1" text:anchor-type="as-char" svg:width="6.1043in" svg:height="0.0209in" draw:z-index="0"><draw:image xlink:href="Pictures/100002010000024A00000001A48C2B58.png" xlink:type="simple" xlink:show="embed" xlink:actuate="onLoad"/></draw:frame><text:span text:style-name="T14"> </text:span></text:p>
      <text:p text:style-name="P10"><text:span text:style-name="T30">EDUCATION<text:tab/></text:span><text:span text:style-name="T3">Computer Engineering</text:span><text:span text:style-name="T14"> </text:span></text:p>
      <text:p text:style-name="P43"><text:span text:style-name="T14"><text:tab/></text:span><text:span text:style-name="T15">Escuela Técnica Superior de Ingeniería Informática</text:span><text:span text:style-name="T47"> </text:span></text:p>
      <text:p text:style-name="P43"><text:span text:style-name="T48"><text:tab/>Universidad de Alcalá. Gradua</text:span><text:span text:style-name="T49">ted</text:span><text:span text:style-name="T48"> </text:span><text:span text:style-name="T49">in </text:span><text:span text:style-name="T48">2012.</text:span></text:p>
      <text:p text:style-name="P33"/>
      <text:p text:style-name="P4"><draw:frame draw:style-name="fr1" draw:name="Image4" text:anchor-type="as-char" svg:width="6.1043in" svg:height="0.0209in" draw:z-index="1"><draw:image xlink:href="Pictures/100002010000024A00000001A48C2B58.png" xlink:type="simple" xlink:show="embed" xlink:actuate="onLoad"/></draw:frame></text:p>
      <text:p text:style-name="P12"><text:span text:style-name="T30">EXPERIENCE<text:tab/></text:span><text:span text:style-name="T11">General Software (Indra)</text:span><text:span text:style-name="T3">, </text:span><text:span text:style-name="T11">(April 2014 – </text:span><text:span text:style-name="T12">Present</text:span><text:span text:style-name="T11">), Madrid</text:span></text:p>
      <text:p text:style-name="P18"/>
      <text:p text:style-name="P18"><text:tab/>Android App</text:p>
      <text:p text:style-name="P18"><text:tab/></text:p>
      <text:p text:style-name="P12"><text:span text:style-name="T11"><text:tab/></text:span><text:span text:style-name="T24">Architected and d</text:span><text:span text:style-name="T22">eveloped a prototype application for Santander called Santander Esfera with Android Studio </text:span><text:span text:style-name="T23">and with the following libraries: </text:span><text:span text:style-name="T22">EventBus, NineOldAndroids, Dagger, Butterknife, custom SlidingPanelLayout, custom ViewPagerIndicator, custom SwipeListView, </text:span><text:span text:style-name="T25">Crashlytics</text:span><text:span text:style-name="T22"> and Expresso.</text:span></text:p>
      <text:p text:style-name="P19"/>
      <text:p text:style-name="P12"><text:span text:style-name="T22"><text:tab/></text:span><text:span text:style-name="T23">Heavy usage of custom </text:span><text:span text:style-name="T26">views</text:span><text:span text:style-name="T23"> </text:span><text:span text:style-name="T25">and Gradle </text:span><text:span text:style-name="T26">for automating</text:span><text:span text:style-name="T25">.</text:span></text:p>
      <text:p text:style-name="P22"/>
      <text:p text:style-name="P12"><text:span text:style-name="T31"><text:tab/></text:span><text:span text:style-name="T3">Sivarit, Programmer (January 2013 – </text:span><text:span text:style-name="T13">April 2014</text:span><text:span text:style-name="T3">), Madrid</text:span><text:span text:style-name="T14"> </text:span></text:p>
      <text:p text:style-name="P14"/>
      <text:p text:style-name="P29">Android Apps</text:p>
      <text:p text:style-name="P26"><text:span text:style-name="T51">D</text:span><text:span text:style-name="T52">eveloped two clients (one for </text:span><text:span text:style-name="T53">end </text:span><text:span text:style-name="T52">users, the other for commerces) using Gradle with Android Studio, alongside with libraries like Robotium, Roboguice, Volley, ActionBarSherlock, Google Location Services and Support Library. Instrument Testing done with Robotium.</text:span></text:p>
      <text:p text:style-name="P25"><text:span text:style-name="T35">Google Play Url: </text:span><text:a xlink:type="simple" xlink:href="http://j.mp/1krGKUI"><text:span text:style-name="T35">http://j.mp/1krGKUI</text:span></text:a></text:p>
      <text:p text:style-name="P40"><text:span text:style-name="T2">Backend / Web / Api</text:span><text:span text:style-name="T14"> </text:span></text:p>
      <text:p text:style-name="P36"/>
      <text:p text:style-name="P24"><text:span text:style-name="T50">Developed with Node.js (using expressjs), backed with MongoDB (using geospatial queries) and Redis for session storage</text:span>. <text:span text:style-name="T58">API developed using the best practices of restful <text:s/>web services. Web clients developed using Backbone.js (with Marionette, Bower, LessCSS, RequireJs and much more).</text:span></text:p>
      <text:p text:style-name="P27"><text:span text:style-name="T34">W</text:span><text:span text:style-name="T33">eb Url: </text:span><text:a xlink:type="simple" xlink:href="http://sivarit.com/"><text:span text:style-name="T33">http://sivarit.com</text:span></text:a></text:p>
      <text:p text:style-name="P34">Devops</text:p>
      <text:p text:style-name="P37"><text:s/></text:p>
      <text:p text:style-name="P28"><text:soft-page-break/>Developed the infrastructure and deployment of the application including: configuring, tuning and securing every service and process <text:span text:style-name="T59">of the production machine. Automated</text:span> using Ansible (previously migrated from Chef).</text:p>
      <text:h text:style-name="P61" text:outline-level="4"><text:span text:style-name="T54">SUN Microsystems Laboratory for Computational Finance</text:span><text:span text:style-name="T3">, Programmer (</text:span><text:span text:style-name="T10">February 2010 – September 2010, February</text:span><text:span text:style-name="T3"> 20</text:span><text:span text:style-name="T10">11</text:span><text:span text:style-name="T3"> – </text:span><text:span text:style-name="T7">September 20</text:span><text:span text:style-name="T10">11</text:span><text:span text:style-name="T3">), </text:span><text:span text:style-name="T10">Universidad de Alcalá</text:span></text:h>
      <text:p text:style-name="P35">Programmer</text:p>
      <text:p text:style-name="P38"/>
      <text:p text:style-name="P32"><text:span text:style-name="T55">UAH Scholarship to develop a prototype application based on Android </text:span><text:span text:style-name="T57">2.3</text:span><text:span text:style-name="T55"> with NFC payments for Starbucks Coffee </text:span><text:span text:style-name="T56">and using a backend with Java and CouchDb</text:span><text:span text:style-name="T55">.</text:span></text:p>
      <text:p text:style-name="P41"/>
      <text:p text:style-name="P42">Also, in another project for tourism, a simple backend was developed using <text:span text:style-name="T59">a restful API approach done in Java</text:span> alongside with an Android <text:span text:style-name="T59">2.3</text:span> client to consume that API. </text:p>
      <text:p text:style-name="P39"><text:s/></text:p>
      <text:p text:style-name="P30"><text:span text:style-name="T8">K</text:span><text:span text:style-name="T2">ey skills acquired</text:span></text:p>
      <text:list xml:id="list8015595361738004096" text:style-name="L1">
        <text:list-item>
          <text:p text:style-name="P57">Self-management and self-learning the right tools to carry out the objectives correctly.</text:p>
        </text:list-item>
      </text:list>
      <text:p text:style-name="P45"><text:span text:style-name="T7">Google Summer of Code</text:span><text:span text:style-name="T3">, Programmer (J</text:span><text:span text:style-name="T7">une</text:span><text:span text:style-name="T3"> 20</text:span><text:span text:style-name="T7">09</text:span><text:span text:style-name="T3"> – </text:span><text:span text:style-name="T7">September 2009</text:span><text:span text:style-name="T3">), Madrid, </text:span><text:span text:style-name="T7">Barcelona and London</text:span></text:p>
      <text:p text:style-name="P32"><text:span text:style-name="T3">D</text:span><text:span text:style-name="T9">esigner and Programmer</text:span></text:p>
      <text:p text:style-name="P39"><text:s/></text:p>
      <text:p text:style-name="P23"><text:span text:style-name="T21">D</text:span><text:span text:style-name="T20">eveloped the concept of Worksapces for TikiWiki CMS using PHP and MySQL.</text:span></text:p>
      <text:p text:style-name="P31"><text:span text:style-name="T8">K</text:span><text:span text:style-name="T2">ey skills acquired</text:span></text:p>
      <text:list xml:id="list132906445971865" text:continue-numbering="true" text:style-name="L1">
        <text:list-item>
          <text:p text:style-name="P58">Learned how to make critical decisions in an environment of real development (using an agile methodology, scrum).</text:p>
        </text:list-item>
        <text:list-item>
          <text:p text:style-name="P58">Clarity in English exposure against an international team doing a conference.</text:p>
        </text:list-item>
      </text:list>
      <text:p text:style-name="P44"/>
      <text:p text:style-name="P5"><draw:frame draw:style-name="fr1" draw:name="Image3" text:anchor-type="as-char" svg:width="6.1043in" svg:height="0.0209in" draw:z-index="2"><draw:image xlink:href="Pictures/100002010000024A00000001A48C2B58.png" xlink:type="simple" xlink:show="embed" xlink:actuate="onLoad"/></draw:frame></text:p>
      <text:p text:style-name="P11"><text:span text:style-name="T30">SKILLS<text:tab/></text:span><text:span text:style-name="T4">Programming Languages</text:span></text:p>
      <text:list xml:id="list8297013269181010384" text:style-name="L2">
        <text:list-item>
          <text:p text:style-name="P47"><text:span text:style-name="T14">Android: using Android Studio and knowledge on wide range of libraries </text:span><text:span text:style-name="T17">including: </text:span><text:span text:style-name="T18">REST API integration </text:span><text:span text:style-name="T17">with</text:span><text:span text:style-name="T18"> Volley </text:span><text:span text:style-name="T17">or</text:span><text:span text:style-name="T18"> Retrofit; Dagger and Robo</text:span><text:span text:style-name="T17">guice </text:span><text:span text:style-name="T18">for Dependency Injection; </text:span><text:span text:style-name="T14">Zxing for QR scan, JSON with GSON,</text:span><text:span text:style-name="T18"> Robotium and Expresso for testing and Gradle for compiling</text:span><text:span text:style-name="T17">.</text:span></text:p>
        </text:list-item>
        <text:list-item>
          <text:p text:style-name="P49">Java: (Design Patterns and Clean Code), Maven, Gradle.</text:p>
        </text:list-item>
        <text:list-item>
          <text:p text:style-name="P49"><text:soft-page-break/>Javascript: Backbone.js, Backbone.js Marionette, Require.js, Bower, Jquery.</text:p>
        </text:list-item>
        <text:list-item>
          <text:p text:style-name="P49">Nodejs: REST API design, expressjs, Grunt, Mocha.</text:p>
        </text:list-item>
        <text:list-item>
          <text:p text:style-name="P49">HTML5 and CSS3: Foundation, Bootstrap and Responsive Design.</text:p>
        </text:list-item>
        <text:list-item>
          <text:p text:style-name="P52">NFC, Payments (including Paypal).</text:p>
        </text:list-item>
      </text:list>
      <text:p text:style-name="P8"/>
      <text:p text:style-name="P15"><text:tab/></text:p>
      <text:p text:style-name="P15"><text:tab/>Databases</text:p>
      <text:list xml:id="list7462035426385507377" text:style-name="L3">
        <text:list-item>
          <text:p text:style-name="P50">MongoDB: including Geospatial queries.</text:p>
        </text:list-item>
        <text:list-item>
          <text:p text:style-name="P50">Redis: session storage.</text:p>
        </text:list-item>
        <text:list-item>
          <text:p text:style-name="P53">CouchDB.</text:p>
        </text:list-item>
        <text:list-item>
          <text:p text:style-name="P50">MySQL: <text:span text:style-name="T60">intermediate</text:span> level.</text:p>
          <text:p text:style-name="P50"/>
        </text:list-item>
      </text:list>
      <text:p text:style-name="P16"><text:tab/>Cloud Computing</text:p>
      <text:list xml:id="list1727036527537054601" text:style-name="L4">
        <text:list-item>
          <text:p text:style-name="P51">GAE, AWS (this includes knowledge in ELB, S3, EC2) and Heroku.</text:p>
        </text:list-item>
        <text:list-item>
          <text:p text:style-name="P51">Automation and deployment infrastructure with Ansible or Chef and Vagrant.</text:p>
        </text:list-item>
        <text:list-item>
          <text:p text:style-name="P54">Optimization and tuning of different services like Nginx, Varnish and MongoDB.</text:p>
        </text:list-item>
      </text:list>
      <text:p text:style-name="P17"><text:tab/></text:p>
      <text:p text:style-name="P13"><text:span text:style-name="T5"><text:tab/></text:span><text:span text:style-name="T6">Methodologies</text:span></text:p>
      <text:list xml:id="list6123287502039275982" text:style-name="L5">
        <text:list-item>
          <text:p text:style-name="P55">Agile with Scrum.</text:p>
        </text:list-item>
      </text:list>
      <text:p text:style-name="P7"/>
      <text:p text:style-name="P59">OPEN SOURCE</text:p>
      <text:p text:style-name="P21"><text:tab/><text:span text:style-name="T28">I've contributed to various open source projects </text:span><text:span text:style-name="T29">including SlidingUpPanelLayout. Currently I'm developing a Yeoman plugin for scaffolding a well behaved/configured Android app:</text:span></text:p>
      <text:p text:style-name="P60"/>
      <text:list xml:id="list2265022264772863895" text:style-name="L6">
        <text:list-item>
          <text:p text:style-name="P56">https://github.com/ViewsForAndroid/generator-andy</text:p>
        </text:list-item>
      </text:list>
      <text:p text:style-name="P7"/>
      <text:p text:style-name="P20">LANGUAGES</text:p>
      <text:list xml:id="list3561889796666166266" text:style-name="L7">
        <text:list-item>
          <text:p text:style-name="P62"><text:span text:style-name="T19">Spanish</text:span><text:span text:style-name="T16">:</text:span><text:span text:style-name="T30"> </text:span><text:span text:style-name="T19">Native</text:span><text:span text:style-name="T30"> </text:span></text:p>
        </text:list-item>
        <text:list-item>
          <text:p text:style-name="P48"><text:span text:style-name="T19">English</text:span><text:span text:style-name="T16">:</text:span><text:span text:style-name="T30"> </text:span><text:span text:style-name="T16">B</text:span><text:span text:style-name="T19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Sans" svg:font-family="LiberationSan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style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style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style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1T19:07:00</meta:creation-date>
    <dc:date>2014-06-29T13:29:04.293983000</dc:date>
    <meta:editing-cycles>43</meta:editing-cycles>
    <meta:editing-duration>PT4H51M33S</meta:editing-duration>
    <meta:generator>LibreOffice/4.2.2.1$MacOSX_X86_64 LibreOffice_project/3be8cda0bddd8e430d8cda1ebfd581265cca5a0f</meta:generator>
    <meta:document-statistic meta:table-count="0" meta:image-count="3" meta:object-count="0" meta:page-count="3" meta:paragraph-count="67" meta:word-count="546" meta:character-count="3975" meta:non-whitespace-character-count="3475"/>
  </office:meta>
</office:document-meta>
</file>